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d61c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24fc2" officeooo:paragraph-rsid="0020822a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24fc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3bb71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3bb71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545bc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6038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25bc18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038f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e741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1714f3" officeooo:paragraph-rsid="001714f3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a417d"/>
    </style:style>
    <style:style style:name="T7" style:family="text">
      <style:text-properties fo:color="#c9211e" loext:opacity="100%" officeooo:rsid="001b992b"/>
    </style:style>
    <style:style style:name="T8" style:family="text">
      <style:text-properties fo:color="#c9211e" loext:opacity="100%" officeooo:rsid="001c607d"/>
    </style:style>
    <style:style style:name="T9" style:family="text">
      <style:text-properties fo:color="#c9211e" loext:opacity="100%" officeooo:rsid="001d61c2"/>
    </style:style>
    <style:style style:name="T10" style:family="text">
      <style:text-properties fo:color="#c9211e" loext:opacity="100%" officeooo:rsid="001dfb35"/>
    </style:style>
    <style:style style:name="T11" style:family="text">
      <style:text-properties fo:color="#c9211e" loext:opacity="100%" officeooo:rsid="001bb2c2"/>
    </style:style>
    <style:style style:name="T12" style:family="text">
      <style:text-properties fo:color="#c9211e" loext:opacity="100%" officeooo:rsid="00176dc6"/>
    </style:style>
    <style:style style:name="T13" style:family="text">
      <style:text-properties fo:color="#c9211e" loext:opacity="100%" officeooo:rsid="00224fc2"/>
    </style:style>
    <style:style style:name="T14" style:family="text">
      <style:text-properties fo:color="#c9211e" loext:opacity="100%" officeooo:rsid="0023bb71"/>
    </style:style>
    <style:style style:name="T15" style:family="text">
      <style:text-properties fo:color="#c9211e" loext:opacity="100%" officeooo:rsid="0025bc18"/>
    </style:style>
    <style:style style:name="T16" style:family="text">
      <style:text-properties fo:color="#c9211e" loext:opacity="100%" officeooo:rsid="0025dcb4"/>
    </style:style>
    <style:style style:name="T17" style:family="text">
      <style:text-properties fo:color="#c9211e" loext:opacity="100%" officeooo:rsid="0026038f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officeooo:rsid="00185842"/>
    </style:style>
    <style:style style:name="T20" style:family="text">
      <style:text-properties fo:color="#3465a4" loext:opacity="100%" style:text-underline-style="solid" style:text-underline-width="auto" style:text-underline-color="font-color" officeooo:rsid="001d61c2"/>
    </style:style>
    <style:style style:name="T21" style:family="text">
      <style:text-properties fo:color="#3465a4" loext:opacity="100%" style:text-underline-style="solid" style:text-underline-width="auto" style:text-underline-color="font-color" officeooo:rsid="001b992b"/>
    </style:style>
    <style:style style:name="T22" style:family="text">
      <style:text-properties fo:color="#3465a4" loext:opacity="100%" style:text-underline-style="solid" style:text-underline-width="auto" style:text-underline-color="font-color" officeooo:rsid="00224fc2"/>
    </style:style>
    <style:style style:name="T23" style:family="text">
      <style:text-properties fo:color="#3465a4" loext:opacity="100%" style:text-underline-style="solid" style:text-underline-width="auto" style:text-underline-color="font-color" officeooo:rsid="0025bc18"/>
    </style:style>
    <style:style style:name="T24" style:family="text">
      <style:text-properties fo:color="#3465a4" loext:opacity="100%" officeooo:rsid="00176dc6"/>
    </style:style>
    <style:style style:name="T25" style:family="text">
      <style:text-properties fo:color="#3465a4" loext:opacity="100%" officeooo:rsid="00224fc2"/>
    </style:style>
    <style:style style:name="T26" style:family="text">
      <style:text-properties fo:color="#3465a4" loext:opacity="100%" officeooo:rsid="0023bb71"/>
    </style:style>
    <style:style style:name="T27" style:family="text">
      <style:text-properties fo:color="#3465a4" loext:opacity="100%" officeooo:rsid="002545bc"/>
    </style:style>
    <style:style style:name="T28" style:family="text">
      <style:text-properties fo:color="#3465a4" loext:opacity="100%" officeooo:rsid="0025bc18"/>
    </style:style>
    <style:style style:name="T29" style:family="text">
      <style:text-properties fo:color="#3465a4" loext:opacity="100%" officeooo:rsid="0025dcb4"/>
    </style:style>
    <style:style style:name="T30" style:family="text">
      <style:text-properties fo:color="#3465a4" loext:opacity="100%" officeooo:rsid="0026038f"/>
    </style:style>
    <style:style style:name="T31" style:family="text">
      <style:text-properties officeooo:rsid="00185842"/>
    </style:style>
    <style:style style:name="T32" style:family="text">
      <style:text-properties style:text-position="super 58%"/>
    </style:style>
    <style:style style:name="T33" style:family="text">
      <style:text-properties style:text-position="super 58%" officeooo:rsid="00185842"/>
    </style:style>
    <style:style style:name="T34" style:family="text">
      <style:text-properties officeooo:rsid="001a417d"/>
    </style:style>
    <style:style style:name="T35" style:family="text">
      <style:text-properties officeooo:rsid="001b992b"/>
    </style:style>
    <style:style style:name="T36" style:family="text">
      <style:text-properties officeooo:rsid="001bb2c2"/>
    </style:style>
    <style:style style:name="T37" style:family="text">
      <style:text-properties officeooo:rsid="001c607d"/>
    </style:style>
    <style:style style:name="T38" style:family="text">
      <style:text-properties officeooo:rsid="001d61c2"/>
    </style:style>
    <style:style style:name="T39" style:family="text">
      <style:text-properties officeooo:rsid="001dfb35"/>
    </style:style>
    <style:style style:name="T40" style:family="text">
      <style:text-properties officeooo:rsid="00224fc2"/>
    </style:style>
    <style:style style:name="T41" style:family="text">
      <style:text-properties officeooo:rsid="0023bb71"/>
    </style:style>
    <style:style style:name="T42" style:family="text">
      <style:text-properties officeooo:rsid="0025bc18"/>
    </style:style>
    <style:style style:name="T43" style:family="text">
      <style:text-properties officeooo:rsid="0025dcb4"/>
    </style:style>
    <style:style style:name="T44" style:family="text">
      <style:text-properties officeooo:rsid="0026038f"/>
    </style:style>
    <style:style style:name="T45" style:family="text">
      <style:text-properties fo:color="#00a933" loext:opacity="100%" officeooo:rsid="0026038f"/>
    </style:style>
    <style:style style:name="T46" style:family="text">
      <style:text-properties fo:color="#00a933" loext:opacity="100%" officeooo:rsid="0026e7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"/>
      <text:p text:style-name="P22">(1st on top then next one under it, etc…)</text:p>
      <text:p text:style-name="P23">(what’s not animated should stay as is in the shader)</text:p>
      <text:p text:style-name="P23"/>
      <text:p text:style-name="P23"/>
      <text:p text:style-name="P23"/>
      <text:p text:style-name="P1"/>
      <text:p text:style-name="P2"><text:span text:style-name="T31">1</text:span><text:span text:style-name="T33">st</text:span><text:span text:style-name="T31"> </text:span>set:</text:p>
      <text:p text:style-name="P15"><text:tab/>1 – AccurateCRT <text:span text:style-name="T37">(</text:span><text:span text:style-name="T14">Mask Type </text:span><text:span text:style-name="T25">FR (</text:span><text:span text:style-name="T22">full range</text:span><text:span text:style-name="T25"> of values already predefined in the shader)</text:span><text:span text:style-name="T41">, </text:span><text:span text:style-name="T8">Hard Bloom Scan </text:span><text:span text:style-name="T25">FR</text:span><text:span text:style-name="T37">, </text:span><text:span text:style-name="T13">Hard Bloom Pix</text:span><text:span text:style-name="T8"> </text:span><text:span text:style-name="T25">FR</text:span><text:span text:style-name="T40">, </text:span><text:span text:style-name="T8">Blood Amount </text:span><text:span text:style-name="T25">FR</text:span><text:span text:style-name="T37">, </text:span><text:span text:style-name="T8">Mask Dark</text:span><text:span text:style-name="T37"> </text:span><text:span text:style-name="T25">FR </text:span><text:span text:style-name="T37">and </text:span><text:span text:style-name="T8">Mask Light</text:span><text:span text:style-name="T37"> </text:span><text:span text:style-name="T25">FR </text:span><text:span text:style-name="T37">can be animated)</text:span></text:p>
      <text:p text:style-name="P14"><text:tab/>2 – Glitch (all <text:span text:style-name="T3">4 params</text:span> <text:span text:style-name="T25">FR </text:span>can be animated)</text:p>
      <text:p text:style-name="P2"/>
      <text:p text:style-name="P3"><text:span text:style-name="T31">2</text:span><text:span text:style-name="T33">nd</text:span><text:span text:style-name="T31"> </text:span>set:</text:p>
      <text:p text:style-name="P16"><text:tab/>1 – Grain (<text:span text:style-name="T3">Grain Amount</text:span> <text:span text:style-name="T25">FR </text:span>and <text:span text:style-name="T3">Lum Amount</text:span> <text:span text:style-name="T26">up to 1,8</text:span><text:span text:style-name="T41"> </text:span>can be animated)</text:p>
      <text:p text:style-name="P17"><text:tab/>2 – VHS <text:span text:style-name="T1">(all </text:span><text:span text:style-name="T4">4 params</text:span><text:span text:style-name="T1"> </text:span><text:span text:style-name="T25">FR </text:span><text:span text:style-name="T1">can be animated)</text:span></text:p>
      <text:p text:style-name="P18"><text:tab/><text:span text:style-name="T31">3 – Glitch_Effect_B (all </text:span><text:span text:style-name="T5">5 params</text:span><text:span text:style-name="T27"> </text:span><text:span text:style-name="T25">FR</text:span><text:span text:style-name="T27"> </text:span><text:span text:style-name="T28">(except </text:span><text:span text:style-name="T23">Shake Block Size</text:span><text:span text:style-name="T28"> up to 75 and </text:span><text:span text:style-name="T23">Shake Color Rate</text:span><text:span text:style-name="T28"> up to 0,02) </text:span><text:span text:style-name="T31">can be animated)</text:span></text:p>
      <text:p text:style-name="P3"/>
      <text:p text:style-name="P4">3<text:span text:style-name="T32">rd</text:span> set:</text:p>
      <text:p text:style-name="P19"><text:tab/><text:span text:style-name="T34">1 – Simple_Glitch (</text:span><text:span text:style-name="T7">Noise quality </text:span><text:span text:style-name="T28">0,001 up to 250 (0 is funny but not really usable)</text:span><text:span text:style-name="T35">, </text:span><text:span text:style-name="T7">Noise Intensity</text:span><text:span text:style-name="T35"> </text:span><text:span text:style-name="T25">FR </text:span><text:span text:style-name="T35">and </text:span><text:span text:style-name="T7">Color Offset </text:span><text:span text:style-name="T15">Intensity</text:span><text:span text:style-name="T42"> </text:span><text:span text:style-name="T25">FR </text:span><text:span text:style-name="T34">can be animated)</text:span></text:p>
      <text:p text:style-name="P21"><text:tab/>2 – Glitch_Effect_A (<text:span text:style-name="T3">Roll Speed </text:span><text:span text:style-name="T29">FR</text:span>, <text:span text:style-name="T3">Roll size </text:span><text:span text:style-name="T29">the bigger the Roll Speed the smaller the Roll Size</text:span>, <text:span text:style-name="T3">Roll Variation </text:span><text:span text:style-name="T25">FR</text:span>, <text:span text:style-name="T43">Distort Intensity </text:span><text:span text:style-name="T25">FR</text:span><text:span text:style-name="T40">,</text:span><text:span text:style-name="T25"> </text:span><text:span text:style-name="T3">Static Noise Intensity </text:span><text:span text:style-name="T29">0,05 up to FR</text:span>, <text:span text:style-name="T3">Aberration</text:span><text:span text:style-name="T18"> -</text:span><text:span text:style-name="T29">0</text:span><text:span text:style-name="T18">,</text:span><text:span text:style-name="T29">2 up to 0,2 </text:span><text:span text:style-name="T45">(starting value: 0)</text:span>, <text:span text:style-name="T3">Brightness </text:span><text:span text:style-name="T18">-</text:span><text:span text:style-name="T29">0,1 up to FR </text:span><text:span text:style-name="T45">(starting value: </text:span><text:span text:style-name="T46">1</text:span><text:span text:style-name="T45">)</text:span>, <text:span text:style-name="T3">Saturation </text:span><text:span text:style-name="T25">FR </text:span><text:span text:style-name="T45">(starting value: 0)</text:span>, <text:span text:style-name="T3">Contrast</text:span> <text:span text:style-name="T29">0,1 up to FR </text:span><text:span text:style-name="T45">(starting value: </text:span><text:span text:style-name="T46">1</text:span><text:span text:style-name="T45">)</text:span><text:span text:style-name="T43">,</text:span> <text:span text:style-name="T3">Vignette Intensity</text:span> <text:span text:style-name="T25">FR </text:span><text:span text:style-name="T44">and </text:span><text:span text:style-name="T17">Vignette Opacity</text:span><text:span text:style-name="T44"> </text:span><text:span text:style-name="T30">up to 0,25</text:span><text:span text:style-name="T44"> </text:span>can be animated)</text:p>
      <text:p text:style-name="P20"><text:tab/><text:span text:style-name="T35">3 – NTSC (all </text:span><text:span text:style-name="T7">3 params</text:span><text:span text:style-name="T35"> </text:span><text:span text:style-name="T25">FR </text:span><text:span text:style-name="T35">can be animated </text:span><text:span text:style-name="T21">except Grain Tex</text:span><text:span text:style-name="T35">)</text:span></text:p>
      <text:p text:style-name="P5"/>
      <text:p text:style-name="P6">4<text:span text:style-name="T32">th</text:span> set:</text:p>
      <text:p text:style-name="P6"><text:tab/>1 – VHSPause (<text:span text:style-name="T3">Shake Amount X</text:span> and <text:span text:style-name="T3">Shake Amount Y</text:span> can be animated)</text:p>
      <text:p text:style-name="P6"><text:tab/><text:span text:style-name="T37">2 – CRT2 (</text:span><text:span text:style-name="T8">Hard Scan</text:span><text:span text:style-name="T37">, </text:span><text:span text:style-name="T8">Mask Dark</text:span><text:span text:style-name="T37"> and </text:span><text:span text:style-name="T8">Mask Light</text:span><text:span text:style-name="T37"> can be animated)</text:span></text:p>
      <text:p text:style-name="P6"/>
      <text:p text:style-name="P7">5<text:span text:style-name="T32">th</text:span> set:</text:p>
      <text:p text:style-name="P7"><text:tab/>1 – NTSCBasic (<text:span text:style-name="T3">bleeding</text:span> and <text:span text:style-name="T3">Fringing</text:span> can be animated)</text:p>
      <text:p text:style-name="P7"><text:tab/><text:span text:style-name="T38">2 – Grain (</text:span><text:span text:style-name="T9">Color Amount</text:span><text:span text:style-name="T38">, </text:span><text:span text:style-name="T9">Grain Amount</text:span><text:span text:style-name="T38"> and </text:span><text:span text:style-name="T9">Lum Amount</text:span><text:span text:style-name="T38"> can be animated)</text:span></text:p>
      <text:p text:style-name="P7"><text:tab/><text:span text:style-name="T38">3 – TV ( All params can be animated </text:span><text:span text:style-name="T20">except Scanlines Opt</text:span><text:span text:style-name="T38">)</text:span></text:p>
      <text:p text:style-name="P7"/>
      <text:p text:style-name="P8">6<text:span text:style-name="T32">th</text:span> set:</text:p>
      <text:p text:style-name="P9"><text:tab/><text:span text:style-name="T39">1 – NTSC (</text:span><text:span text:style-name="T35">all </text:span><text:span text:style-name="T7">3 params</text:span><text:span text:style-name="T35"> can be animated </text:span><text:span text:style-name="T21">except Grain Tex</text:span><text:span text:style-name="T35">)</text:span></text:p>
      <text:p text:style-name="P8"><text:tab/><text:span text:style-name="T39">2 – Sharpness (can be animated)</text:span></text:p>
      <text:p text:style-name="P8"><text:tab/><text:span text:style-name="T39">3 – Dithering (</text:span><text:span text:style-name="T10">Color Factor</text:span><text:span text:style-name="T39"> and </text:span><text:span text:style-name="T10">Dithering Strength</text:span><text:span text:style-name="T39"> can be animated)</text:span></text:p>
      <text:p text:style-name="P8"/>
      <text:p text:style-name="P10"><text:soft-page-break/>7<text:span text:style-name="T32">th</text:span> set:</text:p>
      <text:p text:style-name="P10"><text:tab/>1 – Blur (can be animated)</text:p>
      <text:p text:style-name="P10"><text:tab/><text:span text:style-name="T39">2 – Sharpness (can be animated)</text:span></text:p>
      <text:p text:style-name="P10"><text:tab/><text:span text:style-name="T38">3 – TV ( All params can be animated </text:span><text:span text:style-name="T20">except Scanlines Opt</text:span><text:span text:style-name="T38">)</text:span></text:p>
      <text:p text:style-name="P10"/>
      <text:p text:style-name="P10">8<text:span text:style-name="T32">th</text:span> set:</text:p>
      <text:p text:style-name="P10"><text:tab/>1 <text:span text:style-name="T2">– VHS </text:span><text:span text:style-name="T1">(all </text:span><text:span text:style-name="T4">4 params</text:span><text:span text:style-name="T1"> can be animated)</text:span></text:p>
      <text:p text:style-name="P10"><text:tab/><text:span text:style-name="T38">2 – Grain (</text:span><text:span text:style-name="T9">Color Amount</text:span><text:span text:style-name="T38">, </text:span><text:span text:style-name="T9">Grain Amount, </text:span><text:span text:style-name="T3">Grain Size</text:span><text:span text:style-name="T38"> </text:span>(this time yes) <text:span text:style-name="T38">and </text:span><text:span text:style-name="T9">Lum Amount</text:span><text:span text:style-name="T38"> can be animated)</text:span></text:p>
      <text:p text:style-name="P9"><text:span text:style-name="T39"><text:tab/>3 – Dithering (</text:span><text:span text:style-name="T10">Color Factor</text:span><text:span text:style-name="T39"> and </text:span><text:span text:style-name="T10">Dithering Strength</text:span><text:span text:style-name="T39"> can be animated)</text:span></text:p>
      <text:p text:style-name="P11">9<text:span text:style-name="T32">th</text:span> set:</text:p>
      <text:p text:style-name="P11"><text:tab/><text:span text:style-name="T36">1 – VHSPause (</text:span><text:span text:style-name="T11">Shake Amount X</text:span><text:span text:style-name="T36"> and </text:span><text:span text:style-name="T11">Shake Amount Y</text:span><text:span text:style-name="T36"> can be animated)</text:span></text:p>
      <text:p text:style-name="P11"><text:tab/><text:span text:style-name="T31">3 – Glitch_Effect_B (all </text:span><text:span text:style-name="T5">5 params</text:span><text:span text:style-name="T31"> can be animated – </text:span><text:span text:style-name="T19">careful with extreme values</text:span><text:span text:style-name="T31">)</text:span></text:p>
      <text:p text:style-name="P11"/>
      <text:p text:style-name="P11">10<text:span text:style-name="T32">th</text:span> set:</text:p>
      <text:p text:style-name="P11"><text:tab/>1<text:span text:style-name="T34"> – Glitch_Effect_A (</text:span><text:span text:style-name="T6">Roll Speed</text:span><text:span text:style-name="T34">, </text:span><text:span text:style-name="T6">Roll size</text:span><text:span text:style-name="T34">, </text:span><text:span text:style-name="T6">Roll Variation</text:span><text:span text:style-name="T34">, </text:span><text:span text:style-name="T6">Static Noise Intensity</text:span><text:span text:style-name="T34">, </text:span><text:span text:style-name="T6">Aberration</text:span><text:span text:style-name="T34">, </text:span><text:span text:style-name="T6">Brightness</text:span><text:span text:style-name="T34">, </text:span><text:span text:style-name="T6">Saturation</text:span><text:span text:style-name="T34">, </text:span><text:span text:style-name="T6">Contrast</text:span><text:span text:style-name="T34"> and </text:span><text:span text:style-name="T6">Vignette Intensity</text:span><text:span text:style-name="T34"> can be animated)</text:span></text:p>
      <text:p text:style-name="P11"><text:tab/>2<text:span text:style-name="T31"> – Glitch_Effect_B (all </text:span><text:span text:style-name="T5">5 params</text:span><text:span text:style-name="T31"> can be animated – </text:span><text:span text:style-name="T19">careful with extreme values</text:span><text:span text:style-name="T31">)</text:span></text:p>
      <text:p text:style-name="P11"><text:tab/>3<text:span text:style-name="T2"> – Grain (</text:span><text:span text:style-name="T12">Grain Amount</text:span><text:span text:style-name="T2"> and </text:span><text:span text:style-name="T12">Lum Amount</text:span><text:span text:style-name="T2"> can be animated – </text:span><text:span text:style-name="T24">min/max values lead to ugly artifacts</text:span><text:span text:style-name="T2">)</text:span></text:p>
      <text:p text:style-name="P11"><text:tab/>4<text:span text:style-name="T39"> – NTSC (</text:span><text:span text:style-name="T35">all </text:span><text:span text:style-name="T7">3 params</text:span><text:span text:style-name="T35"> can be animated </text:span><text:span text:style-name="T21">except Grain Tex</text:span><text:span text:style-name="T35">)</text:span></text:p>
      <text:p text:style-name="P11"><text:tab/>5<text:span text:style-name="T38"> – TV ( All params can be animated </text:span><text:span text:style-name="T20">except Scanlines Opt</text:span><text:span text:style-name="T38">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3-09T09:35:33.490000000</dc:date>
    <meta:editing-duration>PT26M18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472" meta:character-count="2681" meta:non-whitespace-character-count="2190"/>
  </office:meta>
</office:document-meta>
</file>